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1.1cm" draw:marker-start-width="1.85cm" draw:marker-end-width="1.85cm" draw:textarea-vertical-align="middle" fo:padding-top="0.675cm" fo:padding-bottom="0.675cm" fo:padding-left="0.8cm" fo:padding-right="0.8cm"/>
    </style:style>
    <style:style style:name="gr2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svg:stroke-width="1.1cm" svg:stroke-color="#000000" draw:marker-start-width="1.85cm" draw:marker-end-width="1.85cm" draw:fill="solid" draw:fill-color="#000000" draw:textarea-vertical-align="middle" fo:padding-top="0.675cm" fo:padding-bottom="0.675cm" fo:padding-left="0.8cm" fo:padding-right="0.8cm"/>
    </style:style>
    <style:style style:name="gr4" style:family="graphic" style:parent-style-name="standard">
      <style:graphic-properties svg:stroke-width="1cm" svg:stroke-color="#000000" draw:marker-start-width="1.7cm" draw:marker-end-width="1.7cm" draw:fill="solid" draw:fill-color="#ffffff" draw:textarea-horizontal-align="justify" draw:textarea-vertical-align="middle" draw:auto-grow-height="false" fo:padding-top="0.625cm" fo:padding-bottom="0.625cm" fo:padding-left="0.75cm" fo:padding-right="0.75cm"/>
    </style:style>
    <style:style style:name="gr5" style:family="graphic" style:parent-style-name="standard">
      <style:graphic-properties svg:stroke-width="1cm" svg:stroke-color="#000000" draw:marker-start-width="1.7cm" draw:marker-end-width="1.7cm" draw:stroke-linejoin="miter" svg:stroke-linecap="square" draw:fill="solid" draw:fill-color="#ffffff" draw:textarea-horizontal-align="justify" draw:textarea-vertical-align="middle" draw:auto-grow-height="false" fo:padding-top="0.625cm" fo:padding-bottom="0.625cm" fo:padding-left="0.75cm" fo:padding-right="0.75cm"/>
    </style:style>
    <style:style style:name="gr6" style:family="graphic" style:parent-style-name="standard">
      <style:graphic-properties svg:stroke-width="1.1cm" svg:stroke-color="#000000" draw:marker-start-width="1.85cm" draw:marker-end-width="1.85cm" draw:fill="solid" draw:fill-color="#333333" draw:textarea-vertical-align="middle" fo:padding-top="0.675cm" fo:padding-bottom="0.675cm" fo:padding-left="0.8cm" fo:padding-right="0.8cm"/>
    </style:style>
    <style:style style:name="gr7" style:family="graphic" style:parent-style-name="standard">
      <style:graphic-properties svg:stroke-width="1cm" svg:stroke-color="#000000" draw:marker-start-width="1.7cm" draw:marker-end-width="1.7cm" draw:stroke-linejoin="miter" svg:stroke-linecap="square" draw:fill="solid" draw:fill-color="#000000" draw:textarea-horizontal-align="justify" draw:textarea-vertical-align="middle" draw:auto-grow-height="false" fo:padding-top="0.625cm" fo:padding-bottom="0.625cm" fo:padding-left="0.75cm" fo:padding-right="0.75cm"/>
    </style:style>
    <style:style style:name="gr8" style:family="graphic" style:parent-style-name="standard">
      <style:graphic-properties svg:stroke-width="1.2cm" svg:stroke-color="#000000" draw:marker-start-width="2cm" draw:marker-end-width="2cm" draw:fill="solid" draw:fill-color="#000000" draw:textarea-horizontal-align="justify" draw:textarea-vertical-align="middle" draw:auto-grow-height="false" fo:padding-top="0.725cm" fo:padding-bottom="0.725cm" fo:padding-left="0.85cm" fo:padding-right="0.85cm"/>
    </style:style>
    <style:style style:name="gr9" style:family="graphic" style:parent-style-name="standard">
      <style:graphic-properties svg:stroke-width="2.4cm" svg:stroke-color="#000000" draw:marker-start-width="3.8cm" draw:marker-end-width="3.8cm" draw:fill="solid" draw:fill-color="#333333" draw:textarea-horizontal-align="justify" draw:textarea-vertical-align="middle" draw:auto-grow-height="false" fo:padding-top="1.325cm" fo:padding-bottom="1.325cm" fo:padding-left="1.45cm" fo:padding-right="1.45cm"/>
    </style:style>
    <style:style style:name="gr10" style:family="graphic" style:parent-style-name="standard">
      <style:graphic-properties svg:stroke-width="1.2cm" svg:stroke-color="#000000" draw:marker-start-width="2cm" draw:marker-end-width="2cm" draw:fill="solid" draw:fill-color="#ffffff" draw:textarea-horizontal-align="justify" draw:textarea-vertical-align="middle" draw:auto-grow-height="false" fo:padding-top="0.725cm" fo:padding-bottom="0.725cm" fo:padding-left="0.85cm" fo:padding-right="0.85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polygon draw:style-name="gr1" draw:text-style-name="P1" draw:layer="layout" svg:width="18.16cm" svg:height="18.414cm" svg:x="28.559cm" svg:y="3.54cm" svg:viewBox="0 0 18161 18415" draw:points="0,16637 8,54 18161,0 18161,18415 2159,18415">
          <text:p/>
        </draw:polygon>
        <draw:custom-shape draw:style-name="gr2" draw:text-style-name="P1" draw:layer="layout" svg:width="7.193cm" svg:height="22.86cm" svg:x="-6.79cm" svg:y="1.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8.39cm" svg:height="26.289cm" svg:x="23.598cm" svg:y="-1.667cm">
          <text:p/>
          <draw:enhanced-geometry svg:viewBox="0 0 21600 21600" draw:type="rectangle" draw:enhanced-path="M 0 0 L 21600 0 21600 21600 0 21600 0 0 Z N"/>
        </draw:custom-shape>
        <draw:polygon draw:style-name="gr3" draw:text-style-name="P1" draw:layer="layout" svg:width="18.16cm" svg:height="18.414cm" svg:x="28.525cm" svg:y="3.54cm" svg:viewBox="0 0 18161 18415" draw:points="0,0 0,16880 1905,18415 18161,18415 18034,0">
          <text:p/>
        </draw:polygon>
        <draw:custom-shape draw:style-name="gr4" draw:text-style-name="P1" draw:layer="layout" svg:width="12.827cm" svg:height="8.128cm" svg:x="30.939cm" svg:y="3.54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9.906cm" svg:height="6.958cm" svg:x="31.32cm" svg:y="15.0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635cm" svg:height="3.002cm" svg:x="33.225cm" svg:y="17.111cm">
          <text:p/>
          <draw:enhanced-geometry svg:viewBox="0 0 21600 21600" draw:type="rectangle" draw:enhanced-path="M 0 0 L 21600 0 21600 21600 0 21600 0 0 Z N"/>
        </draw:custom-shape>
        <draw:g>
          <draw:polygon draw:style-name="gr6" draw:text-style-name="P1" draw:layer="layout" svg:width="19.489cm" svg:height="19.81cm" svg:x="-24cm" svg:y="-12cm" svg:viewBox="0 0 19490 19811" draw:points="19490,1913 19481,19753 0,19811 0,0 17173,0">
            <text:p/>
          </draw:polygon>
          <draw:custom-shape draw:style-name="gr4" draw:text-style-name="P1" draw:layer="layout" svg:width="13.764cm" svg:height="8.1cm" svg:x="-20.828cm" svg:y="-0.289cm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4" draw:text-style-name="P1" draw:layer="layout" svg:width="10.631cm" svg:height="8.029cm" svg:x="-18.104cm" svg:y="-12.001cm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7" draw:text-style-name="P1" draw:layer="layout" svg:width="1.182cm" svg:height="3.76cm" svg:x="-10.898cm" svg:y="-10.017cm">
            <text:p/>
            <draw:enhanced-geometry svg:viewBox="0 0 21600 21600" draw:mirror-horizontal="true" draw:mirror-vertical="true" draw:type="rectangle" draw:enhanced-path="M 0 0 L 21600 0 21600 21600 0 21600 0 0 Z N"/>
          </draw:custom-shape>
        </draw:g>
        <draw:custom-shape draw:style-name="gr8" draw:text-style-name="P1" draw:layer="layout" svg:width="2.713cm" svg:height="22cm" draw:transform="rotate (1.5707963267949) translate (1.05cm 13.247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2.713cm" svg:height="22cm" draw:transform="rotate (0.00296705972839014) translate (10.663cm 0.998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2.713cm" svg:height="22cm" draw:transform="rotate (0.790110552377833) translate (3.283cm 5.216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2.713cm" svg:height="22cm" draw:transform="rotate (-0.753109572235554) translate (18.587cm 3.045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6.891cm" svg:height="16.891cm" svg:x="3.556cm" svg:y="3.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5.107cm" svg:height="5.107cm" svg:x="9.482cm" svg:y="9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4cm" fo:page-height="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abio </meta:initial-creator>
    <meta:creation-date>2014-12-10T18:53:55.326318890</meta:creation-date>
    <dc:date>2014-12-16T18:12:48.826653246</dc:date>
    <dc:creator>Labio </dc:creator>
    <meta:editing-duration>PT6M15S</meta:editing-duration>
    <meta:editing-cycles>5</meta:editing-cycles>
    <meta:generator>LibreOffice/4.2.3.3$Linux_X86_64 LibreOffice_project/420m0$Build-3</meta:generator>
    <meta:printed-by>Labio </meta:printed-by>
    <meta:print-date>2014-12-16T17:42:01.851214584</meta:print-date>
    <meta:document-statistic meta:object-count="18"/>
  </office:meta>
</office:document-meta>
</file>